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033e4" officeooo:paragraph-rsid="001033e4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033e4" officeooo:paragraph-rsid="001033e4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033e4" officeooo:paragraph-rsid="001033e4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033e4" officeooo:paragraph-rsid="001033e4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033e4" officeooo:paragraph-rsid="001033e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033e4" officeooo:paragraph-rsid="001033e4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 A TOUR PROJECT</text:p>
      <text:p text:style-name="P2">ITERATION PLAN</text:p>
      <text:p text:style-name="P3">1.Introduction :</text:p>
      <text:p text:style-name="P5">This document provides information about iteration plan of Find A Tour Project.</text:p>
      <text:p text:style-name="P5"/>
      <text:p text:style-name="P4">2.Plan:</text:p>
      <text:p text:style-name="P4"/>
      <text:p text:style-name="P5">Next Iteration Deadline is : 17 April 2015</text:p>
      <text:p text:style-name="P5">Next iteration topics:</text:p>
      <text:p text:style-name="P5">Main use case : 3 days</text:p>
      <text:p text:style-name="P5">Class diagram : 4 days</text:p>
      <text:p text:style-name="P5">Interaction diagram : 3 days</text:p>
      <text:p text:style-name="P5">Test Driven Development : 2 days</text:p>
      <text:p text:style-name="P5">Version Control : 1 day</text:p>
      <text:p text:style-name="P5">Total : 13 days </text:p>
      <text:p text:style-name="P5"/>
      <text:p text:style-name="P4">3.Resources</text:p>
      <text:p text:style-name="P5"/>
      <text:p text:style-name="P5">There will be 3 People working on this iteration.</text:p>
      <text:p text:style-name="P5">14 days given for this iteration.</text:p>
      <text:p text:style-name="P5"/>
      <text:p text:style-name="P4">4.Evaluation Criteria :</text:p>
      <text:p text:style-name="P6"/>
      <text:p text:style-name="P5">The evaluation Criteria is approval of the instructor. Because it is a school projec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7:14:39.795491147</meta:creation-date>
    <dc:date>2015-04-03T17:20:17.416387913</dc:date>
    <meta:editing-duration>P0D</meta:editing-duration>
    <meta:editing-cycles>1</meta:editing-cycles>
    <meta:document-statistic meta:table-count="0" meta:image-count="0" meta:object-count="0" meta:page-count="1" meta:paragraph-count="18" meta:word-count="96" meta:character-count="544" meta:non-whitespace-character-count="465"/>
    <meta:generator>LibreOffice/4.2.7.2$Linux_X86_64 LibreOffice_project/420m0$Build-2</meta:generator>
  </office:meta>
</office:document-meta>
</file>